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4bd5e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draw:fill="none" draw:fill-color="#94bd5e" draw:textarea-horizontal-align="justify" draw:textarea-vertical-align="middle" draw:auto-grow-height="false" fo:min-height="1.909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909cm" fo:wrap-option="wrap"/>
    </style:style>
    <style:style style:name="gr5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355e00" draw:textarea-horizontal-align="justify" draw:textarea-vertical-align="middle" draw:auto-grow-height="false" fo:min-height="0.521cm"/>
    </style:style>
    <style:style style:name="gr7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21cm"/>
    </style:style>
    <style:style style:name="gr8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0066cc" draw:textarea-horizontal-align="justify" draw:textarea-vertical-align="middle" draw:auto-grow-height="false" fo:min-height="0.52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-color="#94bd5e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draw:fill-color="#ffcc99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7cm" fo:min-width="19.166cm"/>
    </style:style>
    <style:style style:name="P1" style:family="paragraph">
      <style:paragraph-properties fo:text-align="center"/>
      <style:text-properties fo:font-family="Ubuntu" style:font-pitch="variable"/>
    </style:style>
    <style:style style:name="P2" style:family="paragraph">
      <style:paragraph-properties fo:text-align="center"/>
      <style:text-properties fo:font-family="'Source Sans Pro'" style:font-family-generic="swiss" style:font-pitch="variable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Source Sans Pro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family="'Source Sans Pro'" style:font-family-generic="swiss" style:font-pitch="variable"/>
    </style:style>
    <style:style style:name="P7" style:family="paragraph">
      <style:text-properties fo:font-family="'Source Sans Pro'" style:font-family-generic="swiss" style:font-pitch="variable"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Source Sans Pro'" style:font-family-generic="swiss" style:font-pitch="variable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715cm" svg:height="2.159cm" svg:x="6.079cm" svg:y="9.791cm" draw:corner-radius="0.254cm">
          <text:p/>
        </draw:rect>
        <draw:frame draw:style-name="gr2" draw:text-style-name="P2" draw:layer="layout" svg:width="5.715cm" svg:height="2.159cm" svg:x="6.079cm" svg:y="9.791cm">
          <draw:text-box draw:corner-radius="0.254cm">
            <text:p text:style-name="P2">User</text:p>
            <text:p text:style-name="P2"><text:span text:style-name="T1">Admin, Settings, Appl Context</text:span></text:p>
          </draw:text-box>
        </draw:frame>
        <draw:rect draw:style-name="gr3" draw:text-style-name="P1" draw:layer="layout" svg:width="5.588cm" svg:height="2.159cm" svg:x="19.034cm" svg:y="4.331cm" draw:corner-radius="0.254cm">
          <text:p/>
        </draw:rect>
        <draw:frame draw:style-name="gr4" draw:text-style-name="P2" draw:layer="layout" svg:width="5.588cm" svg:height="2.159cm" svg:x="19.034cm" svg:y="4.331cm">
          <draw:text-box draw:corner-radius="0.254cm">
            <text:p text:style-name="P2">Workbench</text:p>
            <text:p text:style-name="P2"><text:span text:style-name="T1">Batch data import</text:span></text:p>
          </draw:text-box>
        </draw:frame>
        <draw:rect draw:style-name="gr1" draw:text-style-name="P1" draw:layer="layout" svg:width="5.715cm" svg:height="2.159cm" svg:x="6.079cm" svg:y="12.331cm" draw:corner-radius="0.254cm">
          <text:p/>
        </draw:rect>
        <draw:frame draw:style-name="gr2" draw:text-style-name="P2" draw:layer="layout" svg:width="5.715cm" svg:height="2.621cm" svg:x="6.079cm" svg:y="12.331cm">
          <draw:text-box draw:corner-radius="0.254cm">
            <text:p text:style-name="P2">Agent</text:p>
            <text:p text:style-name="P2"><text:span text:style-name="T1">Determiners, Observers, aliases vs identities </text:span></text:p>
            <text:p text:style-name="P2"><text:span text:style-name="T1"/></text:p>
          </draw:text-box>
        </draw:frame>
        <draw:rect draw:style-name="gr1" draw:text-style-name="P1" draw:layer="layout" svg:width="5.588cm" svg:height="2.159cm" svg:x="6.301cm" svg:y="1.503cm" draw:corner-radius="0.254cm">
          <text:p/>
        </draw:rect>
        <draw:frame draw:style-name="gr2" draw:text-style-name="P2" draw:layer="layout" svg:width="5.588cm" svg:height="2.159cm" svg:x="6.301cm" svg:y="1.503cm">
          <draw:text-box draw:corner-radius="0.254cm">
            <text:p text:style-name="P2">Specimen</text:p>
            <text:p text:style-name="P2"><text:span text:style-name="T1">Collections, Transactions, Treatments</text:span></text:p>
          </draw:text-box>
        </draw:frame>
        <draw:rect draw:style-name="gr1" draw:text-style-name="P1" draw:layer="layout" svg:width="5.588cm" svg:height="2.159cm" svg:x="12.303cm" svg:y="7.124cm" draw:corner-radius="0.254cm">
          <text:p/>
        </draw:rect>
        <draw:frame draw:style-name="gr2" draw:text-style-name="P2" draw:layer="layout" svg:width="5.588cm" svg:height="2.159cm" svg:x="12.303cm" svg:y="7.124cm">
          <draw:text-box draw:corner-radius="0.254cm">
            <text:p text:style-name="P2">Geography</text:p>
            <text:p text:style-name="P2"><text:span text:style-name="T1">Localities / geonames / geoplaces /referencing</text:span></text:p>
          </draw:text-box>
        </draw:frame>
        <draw:rect draw:style-name="gr1" draw:text-style-name="P1" draw:layer="layout" svg:width="5.588cm" svg:height="2.159cm" svg:x="6.301cm" svg:y="4.297cm" draw:corner-radius="0.254cm">
          <text:p/>
        </draw:rect>
        <draw:frame draw:style-name="gr2" draw:text-style-name="P2" draw:layer="layout" svg:width="5.588cm" svg:height="2.159cm" svg:x="6.301cm" svg:y="4.297cm">
          <draw:text-box draw:corner-radius="0.254cm">
            <text:p text:style-name="P2">Taxon Profile</text:p>
            <text:p text:style-name="P2"><text:span text:style-name="T1">Presentation</text:span></text:p>
          </draw:text-box>
        </draw:frame>
        <draw:rect draw:style-name="gr1" draw:text-style-name="P1" draw:layer="layout" svg:width="5.588cm" svg:height="2.159cm" svg:x="12.303cm" svg:y="4.33cm" draw:corner-radius="0.254cm">
          <text:p/>
        </draw:rect>
        <draw:frame draw:style-name="gr2" draw:text-style-name="P2" draw:layer="layout" svg:width="5.588cm" svg:height="2.159cm" svg:x="12.303cm" svg:y="4.33cm">
          <draw:text-box draw:corner-radius="0.254cm">
            <text:p text:style-name="P2">Taxonomy</text:p>
            <text:p text:style-name="P2"><text:span text:style-name="T1">Vernacular names, Taxon Names, Taxon Concept</text:span></text:p>
          </draw:text-box>
        </draw:frame>
        <draw:rect draw:style-name="gr3" draw:text-style-name="P1" draw:layer="layout" svg:width="5.588cm" svg:height="2.159cm" svg:x="18.907cm" svg:y="12.331cm" draw:corner-radius="0.254cm">
          <text:p/>
        </draw:rect>
        <draw:frame draw:style-name="gr4" draw:text-style-name="P2" draw:layer="layout" svg:width="5.588cm" svg:height="2.159cm" svg:x="18.907cm" svg:y="12.331cm">
          <draw:text-box draw:corner-radius="0.254cm">
            <text:p text:style-name="P2">Report</text:p>
            <text:p text:style-name="P2"><text:span text:style-name="T1">Statistics, Exports</text:span></text:p>
          </draw:text-box>
        </draw:frame>
        <draw:rect draw:style-name="gr3" draw:text-style-name="P1" draw:layer="layout" svg:width="5.588cm" svg:height="2.159cm" svg:x="19.034cm" svg:y="7.124cm" draw:corner-radius="0.254cm">
          <text:p/>
        </draw:rect>
        <draw:frame draw:style-name="gr4" draw:text-style-name="P2" draw:layer="layout" svg:width="5.588cm" svg:height="2.159cm" svg:x="19.034cm" svg:y="7.124cm">
          <draw:text-box draw:corner-radius="0.254cm">
            <text:p text:style-name="P2">GeoMapping</text:p>
            <text:p text:style-name="P2"><text:span text:style-name="T1">Presentation / analysis</text:span></text:p>
          </draw:text-box>
        </draw:frame>
        <draw:rect draw:style-name="gr1" draw:text-style-name="P1" draw:layer="layout" svg:width="5.588cm" svg:height="1.017cm" svg:x="12.43cm" svg:y="12.331cm" draw:corner-radius="0.254cm">
          <text:p/>
        </draw:rect>
        <draw:frame draw:style-name="gr2" draw:text-style-name="P2" draw:layer="layout" svg:width="5.588cm" svg:height="1.017cm" svg:x="12.43cm" svg:y="12.331cm">
          <draw:text-box draw:corner-radius="0.254cm">
            <text:p text:style-name="P2">Literature</text:p>
          </draw:text-box>
        </draw:frame>
        <draw:rect draw:style-name="gr3" draw:text-style-name="P1" draw:layer="layout" svg:width="5.588cm" svg:height="2.159cm" svg:x="12.43cm" svg:y="14.998cm" draw:corner-radius="0.254cm">
          <text:p/>
        </draw:rect>
        <draw:frame draw:style-name="gr4" draw:text-style-name="P2" draw:layer="layout" svg:width="5.588cm" svg:height="2.159cm" svg:x="12.43cm" svg:y="14.998cm">
          <draw:text-box draw:corner-radius="0.254cm">
            <text:p text:style-name="P2">Asset Mgr </text:p>
            <text:p text:style-name="P2"><text:span text:style-name="T1">Biomedia server for images, sound, video etc</text:span></text:p>
          </draw:text-box>
        </draw:frame>
        <draw:rect draw:style-name="gr3" draw:text-style-name="P1" draw:layer="layout" svg:width="5.588cm" svg:height="2.159cm" svg:x="19.034cm" svg:y="1.537cm" draw:corner-radius="0.254cm">
          <text:p/>
        </draw:rect>
        <draw:frame draw:style-name="gr4" draw:text-style-name="P2" draw:layer="layout" svg:width="5.588cm" svg:height="2.159cm" svg:x="19.034cm" svg:y="1.537cm">
          <draw:text-box draw:corner-radius="0.254cm">
            <text:p text:style-name="P2">Search</text:p>
            <text:p text:style-name="P2"><text:span text:style-name="T1">Specimen search portal</text:span></text:p>
          </draw:text-box>
        </draw:frame>
        <draw:rect draw:style-name="gr1" draw:text-style-name="P1" draw:layer="layout" svg:width="5.588cm" svg:height="2.159cm" svg:x="6.207cm" svg:y="7.125cm" draw:corner-radius="0.254cm">
          <text:p/>
        </draw:rect>
        <draw:frame draw:style-name="gr2" draw:text-style-name="P2" draw:layer="layout" svg:width="5.588cm" svg:height="2.159cm" svg:x="6.207cm" svg:y="7.125cm">
          <draw:text-box draw:corner-radius="0.254cm">
            <text:p text:style-name="P2">Occurrence</text:p>
            <text:p text:style-name="P2"><text:span text:style-name="T1">Observations and specimen</text:span></text:p>
          </draw:text-box>
        </draw:frame>
        <draw:rect draw:style-name="gr1" draw:text-style-name="P1" draw:layer="layout" svg:width="5.588cm" svg:height="2.159cm" svg:x="6.08cm" svg:y="14.998cm" draw:corner-radius="0.254cm">
          <text:p/>
        </draw:rect>
        <draw:frame draw:style-name="gr2" draw:text-style-name="P2" draw:layer="layout" svg:width="5.588cm" svg:height="2.159cm" svg:x="6.08cm" svg:y="14.998cm">
          <draw:text-box draw:corner-radius="0.254cm">
            <text:p text:style-name="P2">DNA</text:p>
            <text:p text:style-name="P2"><text:span text:style-name="T1">LIMS Sequences</text:span></text:p>
          </draw:text-box>
        </draw:frame>
        <draw:rect draw:style-name="gr3" draw:text-style-name="P1" draw:layer="layout" svg:width="5.588cm" svg:height="2.159cm" svg:x="19.034cm" svg:y="14.998cm" draw:corner-radius="0.254cm">
          <text:p/>
        </draw:rect>
        <draw:frame draw:style-name="gr4" draw:text-style-name="P2" draw:layer="layout" svg:width="5.588cm" svg:height="2.159cm" svg:x="19.034cm" svg:y="14.998cm">
          <draw:text-box draw:corner-radius="0.254cm">
            <text:p text:style-name="P2">Search DNA</text:p>
            <text:p text:style-name="P2"><text:span text:style-name="T1">DNA-key portal</text:span></text:p>
          </draw:text-box>
        </draw:frame>
        <draw:rect draw:style-name="gr3" draw:text-style-name="P1" draw:layer="layout" svg:width="5.588cm" svg:height="1.016cm" svg:x="19.034cm" svg:y="10.808cm" draw:corner-radius="0.254cm">
          <text:p/>
        </draw:rect>
        <draw:frame draw:style-name="gr4" draw:text-style-name="P2" draw:layer="layout" svg:width="5.588cm" svg:height="1.017cm" svg:x="19.034cm" svg:y="10.808cm">
          <draw:text-box draw:corner-radius="0.254cm">
            <text:p text:style-name="P2">Inventory</text:p>
          </draw:text-box>
        </draw:frame>
        <draw:rect draw:style-name="gr1" draw:text-style-name="P1" draw:layer="layout" svg:width="5.588cm" svg:height="2.159cm" svg:x="12.43cm" svg:y="9.792cm" draw:corner-radius="0.254cm">
          <text:p/>
        </draw:rect>
        <draw:frame draw:style-name="gr2" draw:text-style-name="P2" draw:layer="layout" svg:width="5.588cm" svg:height="2.286cm" svg:x="12.43cm" svg:y="9.665cm">
          <draw:text-box draw:corner-radius="0.254cm">
            <text:p text:style-name="P2">Storage</text:p>
            <text:p text:style-name="P2"><text:span text:style-name="T1">Location</text:span></text:p>
          </draw:text-box>
        </draw:frame>
        <draw:rect draw:style-name="gr5" draw:text-style-name="P3" draw:layer="layout" svg:width="1.461cm" svg:height="0.771cm" draw:transform="rotate (0.523598775598299) translate (23.605cm 16.997cm)" draw:corner-radius="0.254cm">
          <text:p/>
        </draw:rect>
        <draw:frame draw:style-name="gr6" draw:text-style-name="P4" draw:layer="layout" svg:width="1.461cm" svg:height="0.771cm" draw:transform="rotate (0.523598775598299) translate (23.605cm 16.997cm)">
          <draw:text-box draw:corner-radius="0.254cm">
            <text:p text:style-name="P2"><text:span text:style-name="T1">SWE</text:span></text:p>
          </draw:text-box>
        </draw:frame>
        <draw:rect draw:style-name="gr5" draw:text-style-name="P3" draw:layer="layout" svg:width="1.461cm" svg:height="0.771cm" draw:transform="rotate (0.523598775598299) translate (23.478cm 11.536cm)" draw:corner-radius="0.254cm">
          <text:p/>
        </draw:rect>
        <draw:frame draw:style-name="gr6" draw:text-style-name="P4" draw:layer="layout" svg:width="1.461cm" svg:height="0.771cm" draw:transform="rotate (0.523598775598299) translate (23.478cm 11.536cm)">
          <draw:text-box draw:corner-radius="0.254cm">
            <text:p text:style-name="P2"><text:span text:style-name="T1">SWE</text:span></text:p>
          </draw:text-box>
        </draw:frame>
        <draw:rect draw:style-name="gr5" draw:text-style-name="P3" draw:layer="layout" svg:width="1.461cm" svg:height="0.771cm" draw:transform="rotate (0.523598775598299) translate (10.651cm 16.998cm)" draw:corner-radius="0.254cm">
          <text:p/>
        </draw:rect>
        <draw:frame draw:style-name="gr7" draw:text-style-name="P4" draw:layer="layout" svg:width="1.461cm" svg:height="0.771cm" draw:transform="rotate (0.523598775598299) translate (10.651cm 16.998cm)">
          <draw:text-box draw:corner-radius="0.254cm">
            <text:p text:style-name="P2"><text:span text:style-name="T1">CAN</text:span></text:p>
          </draw:text-box>
        </draw:frame>
        <draw:rect draw:style-name="gr5" draw:text-style-name="P3" draw:layer="layout" svg:width="1.461cm" svg:height="0.771cm" draw:transform="rotate (0.523598775598299) translate (17.001cm 16.997cm)" draw:corner-radius="0.254cm">
          <text:p/>
        </draw:rect>
        <draw:frame draw:style-name="gr6" draw:text-style-name="P4" draw:layer="layout" svg:width="1.461cm" svg:height="0.771cm" draw:transform="rotate (0.523598775598299) translate (17.001cm 16.997cm)">
          <draw:text-box draw:corner-radius="0.254cm">
            <text:p text:style-name="P2"><text:span text:style-name="T1">SWE</text:span></text:p>
          </draw:text-box>
        </draw:frame>
        <draw:rect draw:style-name="gr5" draw:text-style-name="P3" draw:layer="layout" svg:width="1.461cm" svg:height="0.771cm" draw:transform="rotate (0.523598775598299) translate (10.872cm 6.296cm)" draw:corner-radius="0.254cm">
          <text:p/>
        </draw:rect>
        <draw:frame draw:style-name="gr6" draw:text-style-name="P4" draw:layer="layout" svg:width="1.461cm" svg:height="0.771cm" draw:transform="rotate (0.523598775598299) translate (10.872cm 6.296cm)">
          <draw:text-box draw:corner-radius="0.254cm">
            <text:p text:style-name="P2"><text:span text:style-name="T1">SWE</text:span></text:p>
          </draw:text-box>
        </draw:frame>
        <draw:rect draw:style-name="gr8" draw:text-style-name="P3" draw:layer="layout" svg:width="1.461cm" svg:height="0.771cm" draw:transform="rotate (0.523598775598299) translate (16.874cm 6.329cm)" draw:corner-radius="0.254cm">
          <text:p/>
        </draw:rect>
        <draw:frame draw:style-name="gr9" draw:text-style-name="P4" draw:layer="layout" svg:width="1.461cm" svg:height="0.771cm" draw:transform="rotate (0.523598775598299) translate (16.874cm 6.329cm)">
          <draw:text-box draw:corner-radius="0.254cm">
            <text:p text:style-name="P2"><text:span text:style-name="T1">EST</text:span></text:p>
          </draw:text-box>
        </draw:frame>
        <draw:line draw:style-name="gr10" draw:text-style-name="P5" draw:layer="layout" svg:x1="12.049cm" svg:y1="17.793cm" svg:x2="12.049cm" svg:y2="14.745cm">
          <text:p/>
        </draw:line>
        <draw:line draw:style-name="gr10" draw:text-style-name="P5" draw:layer="layout" svg:x1="12.049cm" svg:y1="14.745cm" svg:x2="18.526cm" svg:y2="14.745cm">
          <text:p/>
        </draw:line>
        <draw:line draw:style-name="gr10" draw:text-style-name="P5" draw:layer="layout" svg:x1="18.526cm" svg:y1="3.95cm" svg:x2="18.526cm" svg:y2="14.745cm">
          <text:p/>
        </draw:line>
        <draw:line draw:style-name="gr10" draw:text-style-name="P5" draw:layer="layout" svg:x1="12.176cm" svg:y1="3.95cm" svg:x2="18.526cm" svg:y2="3.95cm">
          <text:p/>
        </draw:line>
        <draw:line draw:style-name="gr10" draw:text-style-name="P5" draw:layer="layout" svg:x1="12.197cm" svg:y1="3.917cm" svg:x2="12.197cm" svg:y2="1.25cm">
          <text:p/>
        </draw:line>
        <draw:rect draw:style-name="gr3" draw:text-style-name="P1" draw:layer="layout" svg:width="5.588cm" svg:height="2.159cm" svg:x="12.557cm" svg:y="1.536cm" draw:corner-radius="0.254cm">
          <text:p/>
        </draw:rect>
        <draw:frame draw:style-name="gr4" draw:text-style-name="P2" draw:layer="layout" svg:width="5.588cm" svg:height="2.159cm" svg:x="12.557cm" svg:y="1.536cm">
          <draw:text-box draw:corner-radius="0.254cm">
            <text:p text:style-name="P2">Resolver</text:p>
            <text:p text:style-name="P2"><text:span text:style-name="T1">UUID – Entity lookup</text:span></text:p>
          </draw:text-box>
        </draw:frame>
        <draw:custom-shape draw:style-name="gr11" draw:text-style-name="P2" draw:layer="layout" svg:width="2.667cm" svg:height="8.89cm" svg:x="2.397cm" svg:y="5.474cm">
          <text:p text:style-name="P2"><text:span text:style-name="T2">E</text:span></text:p>
          <text:p text:style-name="P2"><text:span text:style-name="T2">N</text:span></text:p>
          <text:p text:style-name="P2"><text:span text:style-name="T2">T</text:span></text:p>
          <text:p text:style-name="P2"><text:span text:style-name="T2">I</text:span></text:p>
          <text:p text:style-name="P2"><text:span text:style-name="T2">T</text:span></text:p>
          <text:p text:style-name="P2"><text:span text:style-name="T2">I</text:span></text:p>
          <text:p text:style-name="P2"><text:span text:style-name="T2">E</text:span></text:p>
          <text:p text:style-name="P2"><text:span text:style-name="T2">S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2" draw:layer="layout" svg:width="2.667cm" svg:height="9.144cm" svg:x="25.638cm" svg:y="5.347cm">
          <text:p text:style-name="P2">S</text:p>
          <text:p text:style-name="P2">E</text:p>
          <text:p text:style-name="P2">R</text:p>
          <text:p text:style-name="P2">V</text:p>
          <text:p text:style-name="P2">I</text:p>
          <text:p text:style-name="P2">C</text:p>
          <text:p text:style-name="P2">E</text:p>
          <text:p text:style-name="P2">S</text:p>
          <draw:enhanced-geometry svg:viewBox="0 0 21600 21600" draw:extrusion="false" draw:type="rectangle" draw:enhanced-path="M 0 0 L 21600 0 21600 21600 0 21600 0 0 Z N"/>
        </draw:custom-shape>
        <draw:frame draw:style-name="gr13" draw:text-style-name="P7" draw:layer="layout" svg:width="19.666cm" svg:height="1.495cm" svg:x="8.131cm" svg:y="17.666cm">
          <draw:text-box>
            <text:p text:style-name="P6"><text:span text:style-name="T3">Entities – what are the relationships between entities? Info model</text:span></text:p>
            <text:p text:style-name="P6"><text:span text:style-name="T3">Services – what are the functions and which entities are involved in each unit? API</text:span></text:p>
          </draw:text-box>
        </draw:frame>
        <draw:rect draw:style-name="gr1" draw:text-style-name="P1" draw:layer="layout" svg:width="5.588cm" svg:height="1.017cm" svg:x="12.43cm" svg:y="13.474cm" draw:corner-radius="0.254cm">
          <text:p/>
        </draw:rect>
        <draw:frame draw:style-name="gr2" draw:text-style-name="P2" draw:layer="layout" svg:width="5.588cm" svg:height="1.017cm" svg:x="12.43cm" svg:y="13.474cm">
          <draw:text-box draw:corner-radius="0.254cm">
            <text:p text:style-name="P2">Multimedia</text:p>
          </draw:text-box>
        </draw:frame>
        <draw:rect draw:style-name="gr3" draw:text-style-name="P1" draw:layer="layout" svg:width="5.588cm" svg:height="1.016cm" svg:x="19.034cm" svg:y="9.632cm" draw:corner-radius="0.254cm">
          <text:p/>
        </draw:rect>
        <draw:frame draw:style-name="gr4" draw:text-style-name="P2" draw:layer="layout" svg:width="5.588cm" svg:height="1.017cm" svg:x="19.034cm" svg:y="9.632cm">
          <draw:text-box draw:corner-radius="0.254cm">
            <text:p text:style-name="P2">SSO - uad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808080" draw:marker-start-width="0.279cm" draw:marker-start-center="false" draw:marker-end-width="0.279cm" draw:marker-end-center="false" svg:stroke-opacity="50%" draw:stroke-linejoin="round" draw:fill="solid" draw:fill-color="#ffcc99" draw:opacity="50%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text-outline="false" style:text-line-through-style="none" fo:font-family="Ubuntu" style:font-style-name="Regular" style:font-pitch="variable" fo:text-shadow="none" style:text-underline-style="none" style:letter-kerning="tru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kyttner</meta:initial-creator>
    <meta:creation-date>2013-02-07T12:38:46</meta:creation-date>
    <dc:date>2014-09-23T12:21:09</dc:date>
    <dc:creator>Markus Skyttner</dc:creator>
    <meta:editing-duration>PT40M6S</meta:editing-duration>
    <meta:editing-cycles>5</meta:editing-cycles>
    <meta:generator>LibreOffice/3.5$Linux_X86_64 LibreOffice_project/350m1$Build-2</meta:generator>
    <meta:document-statistic meta:object-count="60"/>
  </office:meta>
</office:document-meta>
</file>